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B0000017ECB638E27C06E3F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left" draw:textarea-vertical-align="top" draw:auto-grow-height="false" fo:min-height="8.45cm" fo:min-width="13cm"/>
    </style:style>
    <style:style style:name="gr2" style:family="graphic" style:parent-style-name="standard">
      <style:graphic-properties draw:fill-color="#66cc99" draw:textarea-horizontal-align="left" draw:textarea-vertical-align="top" draw:auto-grow-height="false" fo:min-height="4.35cm" fo:min-width="6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05cm" fo:min-width="2.8cm"/>
    </style:style>
    <style:style style:name="gr4" style:family="graphic" style:parent-style-name="standard">
      <style:graphic-properties draw:fill-color="#996699" draw:opacity="50%" draw:textarea-horizontal-align="justify" draw:textarea-vertical-align="middle" draw:auto-grow-height="false" fo:min-height="1.45cm" fo:min-width="3.1cm" draw:shadow-opacity="50%"/>
    </style:style>
    <style:style style:name="gr5" style:family="graphic" style:parent-style-name="standard">
      <style:graphic-properties draw:fill-color="#996699" draw:opacity="50%" draw:textarea-horizontal-align="justify" draw:textarea-vertical-align="middle" draw:auto-grow-height="false" fo:min-height="1.25cm" fo:min-width="3.1cm" draw:shadow-opacity="50%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1.35cm" fo:min-width="3.5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35cm" fo:min-width="3.1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35cm" fo:min-width="3.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fill-color="#ccffcc" draw:textarea-vertical-align="middle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1.15cm" fo:min-width="1.7cm"/>
    </style:style>
    <style:style style:name="gr12" style:family="graphic" style:parent-style-name="objectwithoutfill">
      <style:graphic-properties draw:marker-end="Arrow" draw:marker-end-width="0.3cm" draw:fill="none" draw:fill-color="#ccffcc" draw:textarea-vertical-align="middle"/>
    </style:style>
    <style:style style:name="gr13" style:family="graphic" style:parent-style-name="standard">
      <style:graphic-properties draw:fill-color="#ccffcc" draw:textarea-horizontal-align="justify" draw:textarea-vertical-align="middle" draw:auto-grow-height="false" fo:min-height="0.35cm" fo:min-width="0.9cm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0.35cm" fo:min-width="1cm"/>
    </style:style>
    <style:style style:name="gr15" style:family="graphic" style:parent-style-name="standard">
      <style:graphic-properties svg:stroke-width="0.1cm" draw:marker-start-width="0.5cm" draw:marker-end-width="0.5cm" draw:fill-color="#ccffcc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0.95cm" fo:min-width="1.4cm"/>
    </style:style>
    <style:style style:name="gr17" style:family="graphic" style:parent-style-name="standard">
      <style:graphic-properties svg:stroke-width="0.1cm" svg:stroke-color="#000000" draw:marker-start-width="0.5cm" draw:marker-end-width="0.5cm" draw:fill="none" draw:fill-color="#ccffcc" draw:textarea-horizontal-align="justify" draw:textarea-vertical-align="middle" draw:auto-grow-height="false" fo:min-height="0.852cm" fo:min-width="0cm" fo:padding-top="0.175cm" fo:padding-bottom="0.175cm" fo:padding-left="0.3cm" fo:padding-right="0.3cm"/>
    </style:style>
    <style:style style:name="gr18" style:family="graphic" style:parent-style-name="standard">
      <style:graphic-properties draw:fill-color="#ccffcc" draw:textarea-vertical-align="middle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95cm" fo:min-width="2.2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66cc99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996699" draw:opacity="50%"/>
      <style:paragraph-properties fo:text-align="center"/>
    </style:style>
    <style:style style:name="P7" style:family="paragraph">
      <loext:graphic-properties draw:fill-color="#cfe7f5"/>
      <style:paragraph-properties fo:text-align="center"/>
    </style:style>
    <style:style style:name="P8" style:family="paragraph">
      <loext:graphic-properties draw:fill="none" draw:fill-color="#ccffcc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5cm" svg:height="8.7cm" svg:x="1.6cm" svg:y="3cm">
          <text:p text:style-name="P1"><text:span text:style-name="T1">Thermal </text:span><text:span text:style-name="T1">chambe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6.5cm" svg:height="4.6cm" svg:x="2.8cm" svg:y="4.9cm">
          <text:p text:style-name="P3"><text:span text:style-name="T2">LF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3.3cm" svg:height="1.3cm" svg:x="17.5cm" svg:y="4.5cm">
          <text:p text:style-name="P1">SPW brick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6cm" svg:height="1.7cm" svg:x="17.7cm" svg:y="11.8cm">
          <text:p text:style-name="P1">LFR PSU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6cm" svg:height="1.5cm" svg:x="17.8cm" svg:y="14.1cm">
          <text:p text:style-name="P1">LAB PSU</text:p>
          <draw:enhanced-geometry svg:viewBox="0 0 21600 21600" draw:type="rectangle" draw:enhanced-path="M 0 0 L 21600 0 21600 21600 0 21600 0 0 Z N"/>
        </draw:custom-shape>
        <draw:frame draw:style-name="gr6" draw:text-style-name="P1" xml:id="id1" draw:id="id1" draw:layer="layout" svg:width="5.207cm" svg:height="4.188cm" svg:x="23cm" svg:y="1.712cm">
          <draw:image xlink:href="Pictures/10000201000001DB0000017ECB638E27C06E3F59.png" xlink:type="simple" xlink:show="embed" xlink:actuate="onLoad">
            <text:p/>
          </draw:image>
        </draw:frame>
        <draw:custom-shape draw:style-name="gr7" draw:text-style-name="P7" xml:id="id6" draw:id="id6" draw:layer="layout" svg:width="4cm" svg:height="1.6cm" svg:x="17.7cm" svg:y="16.8cm">
          <text:p text:style-name="P1">USB Scope</text:p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3.6cm" svg:height="1.6cm" svg:x="23.8cm" svg:y="8.8cm">
          <text:p text:style-name="P1">USB HUB</text:p>
          <draw:enhanced-geometry svg:viewBox="0 0 21600 21600" draw:type="rectangle" draw:enhanced-path="M 0 0 L 21600 0 21600 21600 0 21600 0 0 Z N"/>
        </draw:custom-shape>
        <draw:custom-shape draw:style-name="gr9" draw:text-style-name="P7" xml:id="id3" draw:id="id3" draw:layer="layout" svg:width="4.4cm" svg:height="1.6cm" svg:x="17.3cm" svg:y="8.8cm">
          <text:p text:style-name="P1">Thermal Sens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25.603cm" svg:y1="5.9cm" svg:x2="25.6cm" svg:y2="8.8cm" draw:start-shape="id1" draw:start-glue-point="2" draw:end-shape="id2" draw:end-glue-point="0" svg:d="M25603 5900v1450h-3v1450" svg:viewBox="0 0 4 2901">
          <text:p/>
        </draw:connector>
        <draw:connector draw:style-name="gr10" draw:text-style-name="P8" draw:layer="layout" svg:x1="23.8cm" svg:y1="9.6cm" svg:x2="21.7cm" svg:y2="9.6cm" draw:start-shape="id2" draw:start-glue-point="3" draw:end-shape="id3" draw:end-glue-point="1" svg:d="M23800 9600h-2100" svg:viewBox="0 0 2101 1">
          <text:p/>
        </draw:connector>
        <draw:connector draw:style-name="gr10" draw:text-style-name="P8" draw:layer="layout" svg:x1="21.3cm" svg:y1="12.65cm" svg:x2="25.6cm" svg:y2="10.4cm" draw:start-shape="id4" draw:start-glue-point="1" draw:end-shape="id2" draw:end-glue-point="2" svg:d="M21300 12650h4300v-2250" svg:viewBox="0 0 4301 2251">
          <text:p/>
        </draw:connector>
        <draw:connector draw:style-name="gr10" draw:text-style-name="P8" draw:layer="layout" svg:x1="21.4cm" svg:y1="14.85cm" svg:x2="25.6cm" svg:y2="10.4cm" draw:start-shape="id5" draw:start-glue-point="1" draw:end-shape="id2" draw:end-glue-point="2" svg:d="M21400 14850h4200v-4450" svg:viewBox="0 0 4201 4451">
          <text:p/>
        </draw:connector>
        <draw:connector draw:style-name="gr10" draw:text-style-name="P8" draw:layer="layout" svg:x1="21.7cm" svg:y1="17.6cm" svg:x2="25.6cm" svg:y2="10.4cm" draw:start-shape="id6" draw:start-glue-point="1" draw:end-shape="id2" draw:end-glue-point="2" svg:d="M21700 17600h3900v-7200" svg:viewBox="0 0 3901 7201">
          <text:p/>
        </draw:connector>
        <draw:custom-shape draw:style-name="gr11" draw:text-style-name="P2" xml:id="id7" draw:id="id7" draw:layer="layout" svg:width="2.2cm" svg:height="1.4cm" svg:x="2.9cm" svg:y="7.9cm">
          <text:p text:style-name="P1">1.8V<text:line-break/>reg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17.8cm" svg:y1="14.85cm" svg:x2="4cm" svg:y2="9.3cm" draw:start-shape="id5" draw:start-glue-point="3" draw:end-shape="id7" draw:end-glue-point="2" svg:d="M17800 14850h-13800v-5550" svg:viewBox="0 0 13801 5551">
          <text:p/>
        </draw:connector>
        <draw:custom-shape draw:style-name="gr13" draw:text-style-name="P2" xml:id="id8" draw:id="id8" draw:layer="layout" svg:width="1.4cm" svg:height="0.6cm" svg:x="5.5cm" svg:y="8.9cm">
          <text:p text:style-name="P1">J704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17.7cm" svg:y1="12.65cm" svg:x2="6.2cm" svg:y2="9.5cm" draw:start-shape="id4" draw:start-glue-point="3" draw:end-shape="id8" draw:end-glue-point="2" svg:d="M17700 12650h-11500v-3150" svg:viewBox="0 0 11501 3151">
          <text:p/>
        </draw:connector>
        <draw:custom-shape draw:style-name="gr14" draw:text-style-name="P2" xml:id="id10" draw:id="id10" draw:layer="layout" svg:width="1.5cm" svg:height="0.6cm" draw:transform="rotate (1.5707963267949) translate (8.7cm 7cm)">
          <text:p text:style-name="P1">J703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17.5cm" svg:y1="5.15cm" svg:x2="9.3cm" svg:y2="6.25cm" draw:start-shape="id9" draw:start-glue-point="3" draw:end-shape="id10" draw:end-glue-point="2" svg:d="M17500 5150h-4100v1100h-4100" svg:viewBox="0 0 8201 1101">
          <text:p/>
        </draw:connector>
        <draw:connector draw:style-name="gr10" draw:text-style-name="P8" draw:layer="layout" svg:x1="20.8cm" svg:y1="5.15cm" svg:x2="23cm" svg:y2="3.806cm" draw:start-shape="id9" draw:start-glue-point="1" draw:end-shape="id1" draw:end-glue-point="3" svg:d="M20800 5150h1101v-1344h1099" svg:viewBox="0 0 2201 1345">
          <text:p/>
        </draw:connector>
        <draw:connector draw:style-name="gr15" draw:text-style-name="P2" draw:layer="layout" draw:line-skew="-1.4cm" svg:x1="17.3cm" svg:y1="9.6cm" svg:x2="5.1cm" svg:y2="8.6cm" draw:start-shape="id3" draw:start-glue-point="3" draw:end-shape="id7" draw:end-glue-point="1" svg:d="M17300 9600h-7500v-1000h-4700" svg:viewBox="0 0 12201 1001">
          <text:p/>
        </draw:connector>
        <draw:custom-shape draw:style-name="gr16" draw:text-style-name="P2" xml:id="id11" draw:id="id11" draw:layer="layout" svg:width="1.9cm" svg:height="1.2cm" svg:x="6.6cm" svg:y="7.3cm">
          <text:p text:style-name="P1">SRAM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1.25cm" svg:x1="17.3cm" svg:y1="9.6cm" svg:x2="8.5cm" svg:y2="7.9cm" draw:start-shape="id3" draw:start-glue-point="3" draw:end-shape="id11" draw:end-glue-point="1" svg:d="M17300 9600h-5650v-1700h-3150" svg:viewBox="0 0 8801 1701">
          <text:p/>
        </draw:connector>
        <draw:connector draw:style-name="gr15" draw:text-style-name="P2" draw:layer="layout" svg:x1="17.3cm" svg:y1="9.6cm" svg:x2="9.3cm" svg:y2="7.2cm" draw:start-shape="id3" draw:start-glue-point="3" draw:end-shape="id12" svg:d="M17300 9600h-4000v-2400h-4000" svg:viewBox="0 0 8001 2401">
          <text:p/>
        </draw:connector>
        <draw:custom-shape draw:style-name="gr17" draw:text-style-name="P8" xml:id="id13" draw:id="id13" draw:layer="layout" svg:width="0.7cm" svg:height="1.7cm" svg:x="10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svg:x1="10.65cm" svg:y1="15.7cm" svg:x2="12.3cm" svg:y2="17.6cm" draw:start-shape="id13" draw:start-glue-point="8" draw:end-shape="id14" draw:end-glue-point="3" svg:d="M10650 15700v1900h1650" svg:viewBox="0 0 1651 1901">
          <text:p/>
        </draw:connector>
        <draw:custom-shape draw:style-name="gr19" draw:text-style-name="P7" xml:id="id14" draw:id="id14" draw:layer="layout" svg:width="2.7cm" svg:height="1.2cm" svg:x="12.3cm" svg:y="17cm">
          <text:p text:style-name="P1">I probe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15cm" svg:y1="17.6cm" svg:x2="17.7cm" svg:y2="17.6cm" draw:start-shape="id14" draw:start-glue-point="1" draw:end-shape="id6" draw:end-glue-point="3" svg:d="M15000 17600h2700" svg:viewBox="0 0 2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8:24:27.416920532</meta:creation-date>
    <dc:date>2017-05-16T18:44:18.317053220</dc:date>
    <meta:editing-duration>PT8M8S</meta:editing-duration>
    <meta:editing-cycles>1</meta:editing-cycles>
    <meta:document-statistic meta:object-count="29"/>
    <meta:generator>LibreOffice/5.2.6.2$Linux_X86_64 LibreOffice_project/20$Build-2</meta:generator>
  </office:meta>
</office:document-meta>
</file>